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</office:automatic-styles>
  <office:body>
    <office:text text:use-soft-page-breaks="true">
      <text:p text:style-name="P1">EMPRENDER EN UN PAIS QUE NO APOYA A LOS EMPRENDEDORES?</text:p>
      <text:p text:style-name="P2">Existen tres tipos de emprendedores:</text:p>
      <text:p text:style-name="P3">A ) Los que solamente piensan en dar el “pelotazo” y hacerse de oro de una forma rápida.</text:p>
      <text:p text:style-name="P4">B ) Aquellos que se ven obligados a emprender por motivos laborales.</text:p>
      <text:p text:style-name="P5">C ) Los que tenemos una ilusión por crear, ayudar y hacer cosas nuevas y <text:s/>les mueve la ilusión<text:s/>y el corazón.</text:p>
      <text:p text:style-name="P6">Sea el tipo que seas, al final en este país que vivimos y en esta sociedad que por mucho que digamos evoluciona…<text:s/>sigue anclada con una mentalidad de finales del siglo XIX y principios del XX , emprender en este país es un riego que solamente aquellos que nos encuadramos en alguno de los tipos anteriores somos capaces de llevar a cabo, porque el resto prefiere vivir en su “comodidad” y a expensas de las circunstancias, porque es mas sencillo echar la culpa de los errores a los de “arriba” que reconocerlos y afrontarlos porque eso sería de ser débiles, sumisos y estar a la “orden de esa “elite””.</text:p>
      <text:p text:style-name="P7">Este relato no es una ficción es un caso real y no se trata de un conocido o de un amigo o de un colega, es mi relato y mi vivencia personal.<text:s/></text:p>
      <text:p text:style-name="P8">Cuando diriges<text:s/>equipos de personas, donde tu eres uno<text:s/>más<text:s/>del eslabón<text:s/>y donde siempre esta en juego tu “cabeza” o al menos está en el punto de mira , uno actúa en consecuencia y esa consecuencia te dicta la toma de decisiones, tanto a nivel positivo como a nivel negativo y que lógicamente afectan tanto a los resultados como a los miembros de tu equipo.</text:p>
      <text:p text:style-name="P9">Cuando uno se convierte en el eslabón principal, todos dicen que ha de ser una persona con un carácter y semblante aún más frio y buscando la rentabilidad y únicamente la rentabilidad<text:s/>, personalmente decidí no seguir ese camino y seguir otro diferente donde lo que importaba era la persona<text:s/>y donde no veía un recurso , o un empleado veía a esa persona con sus virtudes e inconvenientes y a su familia más cercana porque estaba cansado de ese rol de eslabón frio que uno lleva años ejerciendo.<text:s/><text:s/></text:p>
      <text:p text:style-name="P10">Pero <text:s/>al hacerlo te vinculas tanto que tratas a esas personas de una forma diferente y al hacerlo no piensas que te has vuelto vulnerable y que no todo el mundo piensa igual que tu y que en este mundo hay personas de todo tipo. <text:s/></text:p>
      <text:p text:style-name="P11">Cuando una empresa<text:s/>fracasa,<text:s/>siempre hay<text:s/>un<text:s/>único responsable y es quien la dirige<text:s/>y aunque ese fracaso sea originado por factores externos, internos, propios <text:s/>o “celestiales” el máximo responsable es quien la dirige , simplemente por el hecho de no haber tomado las decisiones correctas en el momento oportuno fuese la decisión que fuese., hay que asumirlo.</text:p>
      <text:p text:style-name="P12">Y llega el<text:s/>declive,<text:s/>llega esa fase<text:s/>dolorosa,<text:s/>esa época negra donde la empresa ya no puede continuar o mejor dicho donde hay quienes aprovechan y le terminan de dar el toque mortal<text:s/>, entonces uno se da cuenta que esa filosofía que uno aplicaba en cuestión de micro segundos se esfuma y que da igual lo que hayas hecho, sufrido , endeudado, sacrificado … Te conviertes en el diablo al que hay que liquidar, sacrificar y el culpable del holocausto y si quieren hasta quien causo los grandes males del planeta y de repente te conviertes en el objetivo de todos y de todo el sistema y en tu cabeza suena ese grito psicológico de<text:s/><text:s/>“! Vamos a por él , a por la yug…!”<text:s/></text:p>
      <text:p text:style-name="P13">Empieza tu viacrucis porque en un día montaste tu empresa y puede que cuando fallezcas finalmente sea cuando hayas acabado de cerrarla.<text:s/></text:p>
      <text:soft-page-break/>
      <text:p text:style-name="P14"><text:span text:style-name="T15">La primera estación</text:span><text:s/>son los empleados , esos por<text:s/>los<text:s/>que uno luchaba ,mirabas y confiabas y comprueba que algunos (no todos<text:s/>afortunadamente) pasas a convertirte en su objetivo y que tu y solo tu eres el culpable de la crucifixión de cristo <text:s/>y ellos solo unos simples perjudicados y ciertamente son perjudicados pero<text:s/>lo cierto es que en este país un empleado esta respaldado tanto por el FOGASA , como el SEPE por tanto aunque tarde<text:s/>dicho<text:s/>trámite , percibirás el subsidio de paro y al menos parte de las indemnizaciones que le correspondan. <text:s/></text:p>
      <text:p text:style-name="P16">A un autónomo no le corresponde nada , no tiene ningún respaldo , es mas si eres administrador de una empresas , mientras no la cierres no podrás darte de baja en la seguridad social , por tanto seguirás acumulando deudas, sino tienes ingresos y al acumular deudas no podrás tener derecho a ninguna prestación ni ayuda aunque te hayas llevado toda tu vida pagando<text:s/>y si caes enfermo tampoco percibirás nada , de repente te conviertes en un paria de la sociedad.</text:p>
      <text:p text:style-name="P17"><text:span text:style-name="T18">La segunda<text:s/></text:span><text:span text:style-name="T19">estación</text:span>,<text:s/>son las administraciones publicas<text:s/>, muchas veces los empresarios nos vemos en la tesitura de decidir a quien pagar primero , si a los empleados o los impuestos y seguros sociales , entonces uno se guía por la humanidad y decide pagar y seguir pagando a las personas, porque tienen familias y necesidades al igual que tu y entonces llegan los requerimientos, las reclamaciones y la hora de “intentar negociar” , te reúnes con los funcionarios de turno, te reúnes con los responsables de turno y compruebas que te remiten a tal articulo a tal ley, a otra ley<text:s/>…<text:s/>, pero que si no aportas hasta la sangre de tu familia , herederos y nietos , la ley dice que no pueden hacer nada y cuando tu casi suplicas que tienes cerca de 50 familias que dependen de la empresa, su respuesta es equivalente a “me da igual que les pague fosasa que eso si lo contempla la ley, pero tu aplazamiento o levantamiento parcial no lo contempla”.<text:s/><text:s/></text:p>
      <text:p text:style-name="P20">Entonces ves como esa mentira de los políticos de ayuda al emprendimiento es mentira , porque cuando un pequeño empresario va a negociar porque quiere continuar adelante es cuando le cierran las puertas, pero no solo le cierran las puertas , en su afán recaudatorio, embargan cuentas, facturas , bienes … y al final te dan la estocada de muerte que te quedaba por recibir y no solo eso , a ti como responsable de la empresa te perseguirán por el tiempo de los tiempos pasen 2, 3 , 10<text:s/>,15 años , te seguirán como perros de presa y no te dejaran reponerte porque eres un deudor , prácticamente un delincuente en busca y captura y no tienes derecho a nada ni casi a respirar el aire que respiras. Y solo me queda darle las gracias a este país y sus políticos que apoyan el emprendimiento y a los autónomos, gracias por ser nuestros amados “VERDUGOS”.</text:p>
      <text:p text:style-name="P21"><text:span text:style-name="T22">La tercera<text:s/></text:span><text:span text:style-name="T23">estación</text:span>,<text:s/>son las entidades<text:s/>financieras,<text:s/>a diferencia de lo que pueda parecer<text:s/>no puedo hablar malamente de<text:s/>ellas,<text:s/>fueron quienes me ayudaron realmente, quienes financiaron todo un proyecto , quienes en más de una ocasión pagaron las nóminas de mis compañeros y quienes apostaron y como yo de momento perdieron. Ciertamente nos paramos a pensar y vemos a la entidad financiera como un ENTE sin corazón , ni alma que solo mira la rentabilidad , pero ese ENTE tiene personas trabajando en el , personas con las que trate y que confiaron en el proyecto y que apostaron, algunas de ellas muy fuertemente y a las que lamento el sufrimiento que una caída como mi empresa les ha originado al igual que a compañer@s de la empresa y de otros ámbitos<text:s/>. Las entidades financieras quieren cobrar su deuda y hacen todo lo posible por hacerlo y aunque es cierto que primero intentan negociar todo lo que pueden , cuando llega una situación de 0 ingresos , poco se puede llegar a negociar al respecto y entonces delegan el cobro a esos hombres<text:s/>y mujeres<text:s/>de negro , que te persiguen telefónicamente, te envían <text:s/>correos, cartas, te hacen reclamaciones pre judiciales, judiciales , te inscriben en ficheros de morosidad… donde ya no podrás ni pasar al lado de la puerta de un banco porque te arriesgas a que salten<text:s/><text:soft-page-break/>las alarmas y te metan “pá dentro” <text:s/>y entonces asumes que de momento tu vida tendrá que llevar de acompañante a esos hombres y mujeres de negro , con un juego psicológicamente peligroso<text:s/>parea ti, no para ellos.</text:p>
      <text:p text:style-name="P24"><text:span text:style-name="T25">La cuarta estación</text:span>, eres tú mismo porque intentas analizar lo ocurrido, rezas por jugar a viajar al pasado, “si hubiese hecho esto”, Si hubiera despedido a estos”, “Si hubiera contratado a esto”, “Si no hubiese hecho esto” … y asi un día y otro con tan solo dos palabras que comienzan cada pensamiento Y Sí … <text:s text:c="2"/>hasta el punto de llegar a pensar de “Y si no hubiese nacido?”<text:s/>.<text:s/></text:p>
      <text:p text:style-name="P26">Nuestro peor enemigo es uno mismo <text:s/>y a veces nos desahogamos echando la culpa a los demás y otros convirtiéndonos en Mártires y otras creyéndonos que somos el mismo demonio <text:s/>, sin pensar que simplemente somos humanos y que a veces la cagamos bien cagada y otras veces acertamos de lleno y que debemos de vivir con ello y pensar en que tipo de persona queremos llegar a ser. Hemos de admitir y saber vivir con ello, que continuaremos cometiendo errores que incluso es posible que repitamos alguno. En esta estación uno a de convencerse a si mismo que no merece la pena flagelarse, martirizarse, echar espuma por la boca aludiendo a terceras y cuartas personas o entidades, etc. etc. etc. <text:s/>Y es difícil y complicado hacerlo pero uno debe de pensar en pasar pagina porque si sigue anclado a ese pasado, no podrá ver las oportunidades que se le puedan presentar que te ayude a seguir adelante en esta vida que nos ha tocado vivir y todos los días a pesar de las llamadas y recuerdos de esos hombre y mujeres de negro uno debe de pensar he de seguir adelante , no solo por uno mismo sino por la familia que esta a tu lado y aquellos que conociéndote de verdad quieren ayudarte , apoyarte y estar contigo.</text:p>
      <text:p text:style-name="P27"/>
      <text:p text:style-name="P28"><text:span text:style-name="T29">La quinta<text:s/></text:span><text:span text:style-name="T30">estación</text:span>, es<text:s/>la más dura porque es y ahora qué ? <text:s/>Analizas tu situación y ves que después de todo lo ocurrido y trabajado no tienes ningún tipo de ayuda, no solamente no tienes ayuda sino que tampoco tienes<text:s/>ingresos, entonces te pones a buscar trabajo porque ya no piensas en emprender de nuevo, moralmente no puedes estas agotado físicamente y mentalmente y además no te dejarían porque aun estas sin cerrar la anterior y necesitas dinero para pagar a los abogados y poder empezar de nuevo.<text:s/></text:p>
      <text:p text:style-name="P31">Pero en la situación actual del covid el trabajo escasea y al finalizar ese estado de alarma que te ha dado un poco de cuartel , tienes a los hombre y mujeres de negro a tus puertas desde que te levantas hasta que te acuestas de lunes a sábado (afortunadamente los domingos te dejan descansar a ti y a tu familia) , comienzan los requerimientos de embargos de esa tan amada administración que tanto nos apoya a los autónomos y emprendedores , te pones a pensar pero si me pongo a trabajar no me van a dejar ni para pagar el alquiler o un simple café (aquí hay riesgo de volver a la estación anterior y no salir de ella). Y ya no solo te pones a buscar trabajo casi el que sea y donde sea ( y prefieres si es en el fin del mundo mejor, a ver si tengo suerte y se olvidan de mi)<text:s/>y comienzas a ver si es verdad esas famosas ayudas y esa frase “de no dejaremos a tras a nadie” y al primero que dejan es <text:s/>a ti porque como el año pasado tus ingresos eran X y sigues de autónomo (porque no te dejan darte de baja) pues no tienes derecho a nada solo a decirte lo siento.<text:s/></text:p>
      <text:p text:style-name="P32"/>
      <text:p text:style-name="P33"/>
      <text:soft-page-break/>
      <text:p text:style-name="P34">Pero tú<text:s/>sigues adelante un día tras otro porque sabes que no puedes volver a la estación<text:s/>anterior, no puedes volver no solo por ti , sino por tu familia y personas cercanas ,<text:s/>porque<text:s/>sería<text:s/>tu perdición.</text:p>
      <text:p text:style-name="P35">Lamentablemente esta historia en sus mas y menos se puede aplicar a miles de autónomos que han tenido que cerrar por el covid , cuya situación preliminar era delicada, pero que han recibido como se suele decir “el golpe de gracia” . <text:s/>Algunos podrán aplicar la ley de la segunda oportunidad si tienen los recursos económicos para ello, otros no lo podremos hacer a no ser que emigremos y nos den tiempo si es que podemos.<text:s/><text:s/></text:p>
      <text:p text:style-name="P36">Pero hemos de estar contentos en este país se apoya el emprendimiento y a los autónomos que al final y al<text:s/>cabo somos quienes generamos los puestos de<text:s/>trabajo,<text:s/>incluidos esos trabajadores que luego <text:s/>nos tratan como a demonios y parias<text:s/><text:s/>y pagamos esos impuestos usureros con los que mantenemos a todo ese enjambre de políticos que no hacen nada solo vivir de la sopa boba y de alentar el enfrentamiento entre unos y otros.<text:s/></text:p>
      <text:p text:style-name="P37">Animo que algún día saldremos de esta y nos meteremos en otra.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 Gonzalez Lopez</meta:initial-creator>
    <dc:creator>Manuel Jose Gonzalez Lopez</dc:creator>
    <meta:creation-date>2020-07-06T12:57:00Z</meta:creation-date>
    <dc:date>2020-07-06T16:23:00Z</dc:date>
    <meta:template xlink:href="Normal.dotm" xlink:type="simple"/>
    <meta:editing-cycles>1</meta:editing-cycles>
    <meta:editing-duration>PT12360S</meta:editing-duration>
    <meta:document-statistic meta:page-count="4" meta:paragraph-count="23" meta:word-count="1832" meta:character-count="11888" meta:row-count="83" meta:non-whitespace-character-count="10079"/>
  </office:meta>
</office:document-meta>
</file>